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.101cm" fo:margin-bottom="0.101cm" loext:contextual-spacing="false" fo:text-align="justify" style:justify-single-word="false" fo:text-indent="0cm" style:auto-text-indent="false"/>
      <style:text-properties officeooo:rsid="00024f20" officeooo:paragraph-rsid="00024f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ahead larks roses</text:p>
      <text:p text:style-name="P1">hedge forks skill</text:p>
      <text:p text:style-name="P1">rupee grass would</text:p>
      <text:p text:style-name="P1">alpine jaded liked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3T12:40:16.217549410</meta:creation-date>
    <dc:date>2016-12-23T12:42:58.531590732</dc:date>
    <meta:editing-duration>PT2M42S</meta:editing-duration>
    <meta:editing-cycles>1</meta:editing-cycles>
    <meta:document-statistic meta:table-count="0" meta:image-count="0" meta:object-count="0" meta:page-count="1" meta:paragraph-count="4" meta:word-count="12" meta:character-count="69" meta:non-whitespace-character-count="61"/>
    <meta:generator>LibreOffice/5.1.4.2$Linux_x86 LibreOffice_project/10m0$Build-2</meta:generator>
  </office:meta>
</office:document-meta>
</file>